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2ADD9C144597DEF65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92cm" fo:min-width="1.908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862cm" fo:min-width="2.372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67cm" svg:height="18.123cm" svg:x="4.646cm" svg:y="5.782cm">
          <draw:image xlink:href="Pictures/10000201000001B9000002ADD9C144597DEF653F.png" xlink:type="simple" xlink:show="embed" xlink:actuate="onLoad">
            <text:p/>
          </draw:image>
        </draw:frame>
        <draw:custom-shape draw:style-name="gr2" draw:text-style-name="P1" draw:layer="layout" svg:width="2.6cm" svg:height="0.8cm" svg:x="5.9cm" svg:y="4.4cm">
          <text:p text:style-name="P1">For Lo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1cm" svg:height="1.2cm" svg:x="3.2cm" svg:y="23cm">
          <text:p text:style-name="P1">While loop</text:p>
          <draw:enhanced-geometry svg:viewBox="0 0 21600 21600" draw:text-areas="800 800 20800 20800" draw:type="round-rectangular-callout" draw:modifiers="26754.4663011932 -5557.36885928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22:36:35.998444404</meta:creation-date>
    <dc:date>2020-08-31T22:38:52.164516546</dc:date>
    <meta:editing-duration>PT2M17S</meta:editing-duration>
    <meta:editing-cycles>1</meta:editing-cycles>
    <meta:document-statistic meta:object-count="3"/>
    <meta:generator>LibreOffice/6.0.7.3$Linux_X86_64 LibreOffice_project/00m0$Build-3</meta:generator>
  </office:meta>
</office:document-meta>
</file>